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f1b" officeooo:paragraph-rsid="0001bf1b"/>
    </style:style>
    <style:style style:name="P2" style:family="paragraph" style:parent-style-name="Standard">
      <style:text-properties fo:color="#800000" fo:font-weight="bold" officeooo:rsid="0001bf1b" officeooo:paragraph-rsid="0001bf1b" style:font-weight-asian="bold" style:font-weight-complex="bold"/>
    </style:style>
    <style:style style:name="P3" style:family="paragraph" style:parent-style-name="Standard">
      <style:text-properties fo:color="#800000" fo:font-weight="bold" officeooo:rsid="00023698" officeooo:paragraph-rsid="00023698" fo:background-color="#ffff0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18pt" fo:font-weight="bold" officeooo:rsid="0001bf1b" officeooo:paragraph-rsid="0001bf1b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23698" officeooo:paragraph-rsid="00023698"/>
    </style:style>
    <style:style style:name="P6" style:family="paragraph" style:parent-style-name="Standard">
      <style:text-properties officeooo:rsid="00035f8a" officeooo:paragraph-rsid="00035f8a"/>
    </style:style>
    <style:style style:name="P7" style:family="paragraph" style:parent-style-name="Standard">
      <style:text-properties officeooo:rsid="00046042" officeooo:paragraph-rsid="00046042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1bf1b" officeooo:paragraph-rsid="0001bf1b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35f8a" officeooo:paragraph-rsid="00035f8a"/>
    </style:style>
    <style:style style:name="T1" style:family="text">
      <style:text-properties fo:color="#80000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atch Logs</text:p>
      <text:p text:style-name="P1"/>
      <text:p text:style-name="P1"/>
      <text:p text:style-name="P1"><text:span text:style-name="T1">[naveen@naveen:linux-4.15.6]$</text:span> <text:span text:style-name="T2">sudo make CHECK="~/path/to/smatch/smatch --full-path" CC=~/path/to/smatch/cgcc | tee warns.txt</text:span></text:p>
      <text:p text:style-name="P1">tee: warns.txt: Permission denied</text:p>
      <text:p text:style-name="P1">arch/x86/Makefile:156: CONFIG_X86_X32 enabled but no binutils support</text:p>
      <text:p text:style-name="P1"><text:s text:c="2"/>CHK <text:s text:c="4"/>include/config/kernel.release</text:p>
      <text:p text:style-name="P1">Cannot use CONFIG_CC_STACKPROTECTOR_STRONG: -fstack-protector-strong not supported by compiler</text:p>
      <text:p text:style-name="P1">make: *** [prepare-compiler-check] Error 1</text:p>
      <text:p text:style-name="P1">Makefile:1094: recipe for target 'prepare-compiler-check' failed</text:p>
      <text:p text:style-name="P8"/>
      <text:p text:style-name="P1"/>
      <text:p text:style-name="P2">I will copy the linux-4.15.7 to Video directory</text:p>
      <text:p text:style-name="P1"/>
      <text:p text:style-name="P1"/>
      <text:p text:style-name="P1">[naveen@naveen:linux-4.15.6]$ sudo make CHECK="~/smatch/smatch --full-path" CC=~/smatch/cgcc | tee warns.txt</text:p>
      <text:p text:style-name="P1">tee: warns.txt: Permission denied</text:p>
      <text:p text:style-name="P1">sh: 1: sparse: not found</text:p>
      <text:p text:style-name="P1">sh: 1: sparse: not found</text:p>
      <text:p text:style-name="P1">sh: 1: sparse: not found</text:p>
      <text:p text:style-name="P1">sh: 1: sparse: not found</text:p>
      <text:p text:style-name="P1">sh: 1: sparse: not found</text:p>
      <text:p text:style-name="P1"><text:s text:c="2"/>CHK <text:s text:c="4"/>include/config/kernel.release</text:p>
      <text:p text:style-name="P1"><text:s text:c="2"/>CHK <text:s text:c="4"/>include/generated/uapi/linux/version.h</text:p>
      <text:p text:style-name="P1"><text:s text:c="2"/>CHK <text:s text:c="4"/>include/generated/utsrelease.h</text:p>
      <text:p text:style-name="P1"><text:s text:c="2"/>CC <text:s text:c="5"/>arch/x86/purgatory/purgatory.o</text:p>
      <text:p text:style-name="P1"><text:s text:c="2"/>AS <text:s text:c="5"/>arch/x86/purgatory/stack.o</text:p>
      <text:p text:style-name="P1"><text:s text:c="2"/>AS <text:s text:c="5"/>arch/x86/purgatory/setup-x86_64.o</text:p>
      <text:p text:style-name="P1"><text:s text:c="2"/>CC <text:s text:c="5"/>arch/x86/purgatory/sha256.o</text:p>
      <text:p text:style-name="P1"><text:s text:c="2"/>AS <text:s text:c="5"/>arch/x86/purgatory/entry64.o</text:p>
      <text:p text:style-name="P1"><text:s text:c="2"/>CC <text:s text:c="5"/>arch/x86/purgatory/string.o</text:p>
      <text:p text:style-name="P1"><text:s text:c="2"/>LD <text:s text:c="5"/>arch/x86/purgatory/purgatory.ro</text:p>
      <text:p text:style-name="P1"><text:s text:c="2"/>BIN2C <text:s text:c="2"/>arch/x86/purgatory/kexec-purgatory.c</text:p>
      <text:p text:style-name="P1"><text:s text:c="2"/>CHK <text:s text:c="4"/>include/generated/timeconst.h</text:p>
      <text:p text:style-name="P1"><text:s text:c="2"/>CC <text:s text:c="5"/>kernel/bounds.s</text:p>
      <text:p text:style-name="P1"><text:s text:c="2"/>CHK <text:s text:c="4"/>include/generated/bounds.h</text:p>
      <text:p text:style-name="P1"><text:s text:c="2"/>GEN <text:s text:c="4"/>scripts/gdb/linux/constants.py</text:p>
      <text:p text:style-name="P1">fixdep: error opening depfile: scripts/gdb/linux/.constants.py.d: No such file or directory</text:p>
      <text:p text:style-name="P1">make[2]: *** [scripts/gdb/linux/constants.py] Error 2</text:p>
      <text:p text:style-name="P1">scripts/gdb/linux/Makefile:19: recipe for target 'scripts/gdb/linux/constants.py' failed</text:p>
      <text:p text:style-name="P1">make[1]: *** [build_constants_py] Error 2</text:p>
      <text:p text:style-name="P1">Kbuild:81: recipe for target 'build_constants_py' failed</text:p>
      <text:p text:style-name="P1">make: *** [prepare0] Error 2</text:p>
      <text:p text:style-name="P1">Makefile:1064: recipe for target 'prepare0' failed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after changing the permission chmod 777 linux-4.15.7</text:p>
      <text:p text:style-name="P3"/>
      <text:p text:style-name="P5">[naveen@naveen:linux-4.15.6]$ sudo make CHECK="~/smatch/smatch --full-path" CC=~/smatch/cgcc | tee warns.txt</text:p>
      <text:p text:style-name="P5"><text:s text:c="2"/>CHK <text:s text:c="4"/>include/config/kernel.release</text:p>
      <text:p text:style-name="P5"><text:s text:c="2"/>CHK <text:s text:c="4"/>include/generated/uapi/linux/version.h</text:p>
      <text:p text:style-name="P5"><text:s text:c="2"/>CHK <text:s text:c="4"/>include/generated/utsrelease.h</text:p>
      <text:p text:style-name="P5"><text:s text:c="2"/>CC <text:s text:c="5"/>arch/x86/purgatory/purgatory.o</text:p>
      <text:p text:style-name="P5"><text:s text:c="2"/>AS <text:s text:c="5"/>arch/x86/purgatory/stack.o</text:p>
      <text:p text:style-name="P5"><text:s text:c="2"/>AS <text:s text:c="5"/>arch/x86/purgatory/setup-x86_64.o</text:p>
      <text:p text:style-name="P5"><text:s text:c="2"/>CC <text:s text:c="5"/>arch/x86/purgatory/sha256.o</text:p>
      <text:p text:style-name="P5"><text:s text:c="2"/>AS <text:s text:c="5"/>arch/x86/purgatory/entry64.o</text:p>
      <text:p text:style-name="P5"><text:s text:c="2"/>CC <text:s text:c="5"/>arch/x86/purgatory/string.o</text:p>
      <text:p text:style-name="P5"><text:s text:c="2"/>LD <text:s text:c="5"/>arch/x86/purgatory/purgatory.ro</text:p>
      <text:p text:style-name="P5"><text:s text:c="2"/>BIN2C <text:s text:c="2"/>arch/x86/purgatory/kexec-purgatory.c</text:p>
      <text:p text:style-name="P5"><text:s text:c="2"/>CHK <text:s text:c="4"/>include/generated/timeconst.h</text:p>
      <text:p text:style-name="P5"><text:s text:c="2"/>CC <text:s text:c="5"/>kernel/bounds.s</text:p>
      <text:p text:style-name="P5"><text:s text:c="2"/>CHK <text:s text:c="4"/>include/generated/bounds.h</text:p>
      <text:p text:style-name="P5"><text:s text:c="2"/>GEN <text:s text:c="4"/>scripts/gdb/linux/constants.py</text:p>
      <text:p text:style-name="P5">fixdep: error opening depfile: scripts/gdb/linux/.constants.py.d: No such file or directory</text:p>
      <text:p text:style-name="P5">make[2]: *** [scripts/gdb/linux/constants.py] Error 2</text:p>
      <text:p text:style-name="P5">scripts/gdb/linux/Makefile:19: recipe for target 'scripts/gdb/linux/constants.py' failed</text:p>
      <text:p text:style-name="P5">make[1]: *** [build_constants_py] Error 2</text:p>
      <text:p text:style-name="P5">Kbuild:81: recipe for target 'build_constants_py' failed</text:p>
      <text:p text:style-name="P5">Makefile:1064: recipe for target 'prepare0' failed</text:p>
      <text:p text:style-name="P5">make: *** [prepare0] Error 2</text:p>
      <text:p text:style-name="P1"/>
      <text:p text:style-name="P1"/>
      <text:p text:style-name="P9"/>
      <text:p text:style-name="P6"/>
      <text:p text:style-name="P7">: In function ‘threadfn_pop_queue’:</text:p>
      <text:p text:style-name="P7">/home/naveen/Documents/uvc/uvc_video.c:82:110: warning: passing argument 4 of ‘kernel_write’ makes integer from pointer without a cast [-Wint-conversion]</text:p>
      <text:p text:style-name="P7"><text:s text:c="29"/>len = kernel_write(fp, (char *)(dp_urb-&gt;transfer_buffer)+current_pos,actual_len, &amp;fp-&gt;f_pos);</text:p>
      <text:p text:style-name="P7"><text:s text:c="3"/>^</text:p>
      <text:p text:style-name="P7">In file included from include/linux/usb.h:19:0,</text:p>
      <text:p text:style-name="P7"><text:s text:c="17"/>from /home/naveen/Documents/uvc/uvc_video.c:18:</text:p>
      <text:p text:style-name="P7">include/linux/fs.h:2564:16: note: expected ‘loff_t {aka long long int}’ but argument is of type ‘loff_t * {aka long long int *}’</text:p>
      <text:p text:style-name="P7"><text:s/>extern ssize_t kernel_write(struct file *, const char *, size_t, loff_t);</text:p>
      <text:p text:style-name="P7"><text:s text:c="16"/>^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45:29.590474515</meta:creation-date>
    <dc:date>2018-03-19T15:04:37.714050047</dc:date>
    <meta:editing-duration>P3DT21H29M23S</meta:editing-duration>
    <meta:editing-cycles>1</meta:editing-cycles>
    <meta:document-statistic meta:table-count="0" meta:image-count="0" meta:object-count="0" meta:page-count="3" meta:paragraph-count="71" meta:word-count="318" meta:character-count="3572" meta:non-whitespace-character-count="3064"/>
    <meta:generator>LibreOffice/5.1.4.2$Linux_X86_64 LibreOffice_project/10m0$Build-2</meta:generator>
  </office:meta>
</office:document-meta>
</file>